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E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3pt" fo:font-style="normal" fo:text-shadow="none" style:text-underline-style="solid" style:text-underline-width="auto" style:text-underline-color="font-color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 style:text-autospace="none" style:writing-mode="lr-tb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background-color="transparent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name-asian="Times New Roman" style:font-name-complex="Times New Roman"/>
    </style:style>
    <style:style style:name="T16" style:family="text">
      <style:text-properties fo:language="en" fo:country="US" style:text-underline-style="solid" style:text-underline-width="auto" style:text-underline-color="font-color"/>
    </style:style>
    <style:style style:name="T17" style:family="text">
      <style:text-properties fo:language="en" fo:country="US" style:text-underline-style="solid" style:text-underline-width="auto" style:text-underline-color="font-color" fo:background-color="transparent" style:font-name-asian="Times New Roman" style:font-name-complex="Times New Roman"/>
    </style:style>
    <style:style style:name="T18" style:family="text">
      <style:text-properties fo:language="ru" fo:country="RU"/>
    </style:style>
    <style:style style:name="T19" style:family="text">
      <style:text-properties fo:font-size="10pt" fo:language="en" fo:country="US" style:text-underline-style="solid" style:text-underline-width="auto" style:text-underline-color="font-color" fo:background-color="transparent" style:font-name-asian="Times New Roman" style:font-size-asian="10pt" style:font-name-complex="Times New Roman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иложение </text:p>
      <text:p text:style-name="P7"><text:span text:style-name="T18">к</text:span> договору <text:span text:style-name="T13">$rent_type_genetive$</text:span> </text:p>
      <text:p text:style-name="P7">найма жилого помещения </text:p>
      <text:p text:style-name="P7">муниципального жилищного </text:p>
      <text:p text:style-name="P7">фонда г. Братска</text:p>
      <text:p text:style-name="P10"><text:span text:style-name="T5">№ </text:span><text:span text:style-name="T2">$</text:span><text:span text:style-name="T17">registration_num</text:span><text:span text:style-name="T2">$</text:span> от <text:span text:style-name="T1">$</text:span><text:span text:style-name="T16">registration_date</text:span><text:span text:style-name="T1">$</text:span></text:p>
      <text:p text:style-name="P6"/>
      <text:p text:style-name="P8">АКТ</text:p>
      <text:p text:style-name="P8">приема – передачи жилого помещения </text:p>
      <text:p text:style-name="P9">Иркутская область, город Братск, <text:span text:style-name="T3">$</text:span><text:span text:style-name="T14">registration_date_str</text:span><text:span text:style-name="T3">$</text:span></text:p>
      <text:p text:style-name="P6"/>
      <text:p text:style-name="P9">Мы, нижеподписавшиеся, </text:p>
      <text:p text:style-name="P14">Наймодатель</text:p>
      <text:p text:style-name="P11"><text:span text:style-name="T5"><text:s text:c="6"/>$</text:span><text:span text:style-name="T15">committee_name</text:span><text:span text:style-name="T5">$, $</text:span><text:span text:style-name="T15">in_face_of</text:span><text:span text:style-name="T5">$,</text:span> с одной стороны,</text:p>
      <text:p text:style-name="P14">Наниматель</text:p>
      <text:p text:style-name="P9">гражданин (ка) </text:p>
      <text:p text:style-name="P16">$<text:span text:style-name="T12">tenant_snp</text:span>$, $<text:span text:style-name="T12">tenant_date_of_birth</text:span>$</text:p>
      <text:p text:style-name="P15">(ФИО полностью, дата рождения)</text:p>
      <text:p text:style-name="P13"><text:span text:style-name="T5">с другой стороны, <text:s/>составили настоящий акт в том, что представитель Наймодателя </text:span>сдал, а Наниматель принял койко-место в жилом помещении</text:p>
      <text:p text:style-name="P17">по адресу: Российская Федерация, Иркутская обл., город Братск, <text:span text:style-name="T12">$rent_address$</text:span>, (далее — жилое помещение):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table:number-rows-spanned="3" office:value-type="string">
            <text:p text:style-name="P8">Общая</text:p>
            <text:p text:style-name="P8">площадь</text:p>
            <text:p text:style-name="P8">жилого</text:p>
            <text:p text:style-name="P8">помещения</text:p>
          </table:table-cell>
          <table:table-cell table:style-name="Таблица1.A1" table:number-columns-spanned="2" office:value-type="string">
            <text:p text:style-name="P8">В том числе площадь</text:p>
          </table:table-cell>
          <table:covered-table-cell/>
          <table:table-cell table:style-name="Таблица1.A1" table:number-rows-spanned="3" office:value-type="string">
            <text:p text:style-name="P8">Высота</text:p>
            <text:p text:style-name="P8">помещений</text:p>
          </table:table-cell>
          <table:table-cell table:style-name="Таблица1.E1" table:number-rows-spanned="3" office:value-type="string">
            <text:p text:style-name="P8">Этаж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8">Из нее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string">
            <text:p text:style-name="P8">жилая</text:p>
          </table:table-cell>
          <table:table-cell table:style-name="Таблица1.B2" office:value-type="string">
            <text:p text:style-name="P8">подсобная</text:p>
          </table:table-cell>
          <table:covered-table-cell/>
          <table:covered-table-cell/>
        </table:table-row>
        <table:table-row>
          <table:table-cell table:style-name="Таблица1.B2" office:value-type="string">
            <text:p text:style-name="P12"><text:span text:style-name="T5">$</text:span><text:span text:style-name="T15">total_area</text:span>$</text:p>
            <text:p text:style-name="P18"/>
          </table:table-cell>
          <table:table-cell table:style-name="Таблица1.B2" office:value-type="string">
            <text:p text:style-name="P8">$<text:span text:style-name="T12">living_area</text:span>$</text:p>
          </table:table-cell>
          <table:table-cell table:style-name="Таблица1.B2" office:value-type="string">
            <text:p text:style-name="P8">$<text:span text:style-name="T12">additional_area</text:span>$</text:p>
          </table:table-cell>
          <table:table-cell table:style-name="Таблица1.B2" office:value-type="string">
            <text:p text:style-name="P8">$<text:span text:style-name="T12">height</text:span>$</text:p>
            <text:p text:style-name="P18"/>
          </table:table-cell>
          <table:table-cell table:style-name="Таблица1.E4" office:value-type="string">
            <text:p text:style-name="P8">$<text:span text:style-name="T12">floor</text:span>$</text:p>
            <text:p text:style-name="P18"/>
          </table:table-cell>
        </table:table-row>
      </table:table>
      <text:p text:style-name="P6">I. Дом: <text:span text:style-name="T6"><text:s/></text:span>(нужное подчеркнуть)<text:span text:style-name="T6">: </text:span></text:p>
      <text:p text:style-name="P2">1. кирпичный,</text:p>
      <text:p text:style-name="P2">2. крупнопанельный,</text:p>
      <text:p text:style-name="P2">3. блочный,</text:p>
      <text:p text:style-name="P2">4. деревянный </text:p>
      <text:p text:style-name="P2">количество этажей _________</text:p>
      <text:p text:style-name="P4"><text:span text:style-name="T5">лифт: <text:s/></text:span><text:s/></text:p>
      <text:p text:style-name="P2">1. есть</text:p>
      <text:p text:style-name="P2">2. нет</text:p>
      <text:p text:style-name="P6"/>
      <text:p text:style-name="P1"><text:span text:style-name="T2">II. </text:span><text:span text:style-name="T1">Жилое помещение</text:span> </text:p>
      <text:p text:style-name="P2">оборудовано <text:span text:style-name="T8">(нужное подчеркнуть)</text:span>: </text:p>
      <text:p text:style-name="P2">1. водопроводом, </text:p>
      <text:p text:style-name="P2">2. горячим водоснабжением,</text:p>
      <text:p text:style-name="P2">3. канализацией, </text:p>
      <text:p text:style-name="P1"><text:span text:style-name="T5">4. отоплением (печным, местным, центральным), </text:span><text:span text:style-name="T10"><text:s/></text:span></text:p>
      <text:p text:style-name="P2">5. электроосвещением,</text:p>
      <text:p text:style-name="P2">6. мусоропроводом,</text:p>
      <text:p text:style-name="P2">7. радиотрансляционной сетью </text:p>
      <text:p text:style-name="P6"/>
      <text:p text:style-name="P1"><text:span text:style-name="T5">Техническое состояние жилого помещения и оборудования: </text:span><text:span text:style-name="T9">(нужное подчеркнуть)</text:span>: </text:p>
      <text:p text:style-name="P2">1. удовлетворительное </text:p>
      <text:p text:style-name="P2">2. неудовлетворительное</text:p>
      <text:p text:style-name="P6"/>
      <text:p text:style-name="P2"><text:soft-page-break/>Замечания для устранения </text:p>
      <text:p text:style-name="P2">1. нет</text:p>
      <text:p text:style-name="P6"><text:span text:style-name="T6">2.</text:span><text:span text:style-name="T6"> ________________________________________________________________________</text:span></text:p>
      <text:p text:style-name="P2">__________________________________________________________________________</text:p>
      <text:p text:style-name="P2"/>
      <text:p text:style-name="P2">Жилое помещение пригодно для постоянного проживания.</text:p>
      <text:p text:style-name="P2"/>
      <text:p text:style-name="P5">Подписи сторон:</text:p>
      <text:p text:style-name="P2"/>
      <text:p text:style-name="P1"><text:span text:style-name="T4">Наймодатель</text:span>: <text:s text:c="53"/></text:p>
      <text:p text:style-name="P1"><text:span text:style-name="T15">$committee_name$</text:span><text:span text:style-name="T5">, 665708, город Братск, жилой район Центральный, проспект Ленина, дом </text:span>№ <text:s/>37</text:p>
      <text:p text:style-name="P2"/>
      <text:p text:style-name="P2"/>
      <text:p text:style-name="P6"><text:span text:style-name="T6">_________________________ $</text:span><text:span text:style-name="T7">chairman_snp</text:span><text:span text:style-name="T6">$</text:span></text:p>
      <text:p text:style-name="P2"><text:s text:c="19"/><text:span text:style-name="T11"><text:s/>(подпись, м.п.)</text:span></text:p>
      <text:p text:style-name="P2"/>
      <text:p text:style-name="P2"/>
      <text:p text:style-name="P1"><text:span text:style-name="T4">Наниматель</text:span>: 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">ФИО</text:p>
          </table:table-cell>
          <table:table-cell table:style-name="Таблица2.A1" office:value-type="string">
            <text:p text:style-name="P3">Паспортные данные</text:p>
          </table:table-cell>
          <table:table-cell table:style-name="Таблица2.C1" office:value-type="string">
            <text:p text:style-name="P3">Подпись</text:p>
          </table:table-cell>
        </table:table-row>
        <table:table-row>
          <table:table-cell table:style-name="Таблица2.A2" office:value-type="string">
            <text:p text:style-name="P19">$tenant_snp$</text:p>
          </table:table-cell>
          <table:table-cell table:style-name="Таблица2.A2" office:value-type="string">
            <text:p text:style-name="P19">$tenant_document$</text:p>
          </table:table-cell>
          <table:table-cell table:style-name="Таблица2.C2" office:value-type="string">
            <text:p text:style-name="P1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7:19.47</meta:creation-date>
    <meta:editing-duration>PT17M19S</meta:editing-duration>
    <meta:editing-cycles>3</meta:editing-cycles>
    <meta:generator>OpenOffice.org/3.4.1$Win32 OpenOffice.org_project/341m1$Build-9593</meta:generator>
    <dc:date>2014-11-05T12:12:05.15</dc:date>
    <meta:document-statistic meta:table-count="2" meta:image-count="0" meta:object-count="0" meta:page-count="2" meta:paragraph-count="71" meta:word-count="193" meta:character-count="1839"/>
  </office:meta>
</office:document-meta>
</file>